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14" calcext:value-type="float">
            <text:p>60,61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95" calcext:value-type="float">
            <text:p>61,6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765" calcext:value-type="float">
            <text:p>62,765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79" calcext:value-type="float">
            <text:p>61,79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76" calcext:value-type="float">
            <text:p>60,9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74" calcext:value-type="float">
            <text:p>62,674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107" calcext:value-type="float">
            <text:p>63,10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8" calcext:value-type="float">
            <text:p>61,79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1" calcext:value-type="float">
            <text:p>60,5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7" calcext:value-type="float">
            <text:p>63,287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396" calcext:value-type="float">
            <text:p>62,396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4" calcext:value-type="float">
            <text:p>61,664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4" calcext:value-type="float">
            <text:p>61,34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3.7" calcext:value-type="float">
            <text:p>43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1" calcext:value-type="float">
            <text:p>60,78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41.7" calcext:value-type="float">
            <text:p>41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132" calcext:value-type="float">
            <text:p>62,13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594" calcext:value-type="float">
            <text:p>60,59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35" calcext:value-type="float">
            <text:p>59,83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6" calcext:value-type="float">
            <text:p>61,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73" calcext:value-type="float">
            <text:p>58,1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6" calcext:value-type="float">
            <text:p>59,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659" calcext:value-type="float">
            <text:p>58,6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58" calcext:value-type="float">
            <text:p>56,5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2.1272038160168" calcext:value-type="float">
            <text:p>42,1272038160168</text:p>
          </table:table-cell>
          <table:table-cell office:value-type="float" office:value="42.13" calcext:value-type="float">
            <text:p>42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0.5838014362976" calcext:value-type="float">
            <text:p>40,5838014362976</text:p>
          </table:table-cell>
          <table:table-cell office:value-type="float" office:value="40.588" calcext:value-type="float">
            <text:p>40,58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0786572334529" calcext:value-type="float">
            <text:p>31,0786572334529</text:p>
          </table:table-cell>
          <table:table-cell office:value-type="float" office:value="31.135" calcext:value-type="float">
            <text:p>31,13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25.2789197996702" calcext:value-type="float">
            <text:p>25,2789197996702</text:p>
          </table:table-cell>
          <table:table-cell office:value-type="float" office:value="25.331" calcext:value-type="float">
            <text:p>25,33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3.292581574038" calcext:value-type="float">
            <text:p>43,292581574038</text:p>
          </table:table-cell>
          <table:table-cell office:value-type="float" office:value="43.273" calcext:value-type="float">
            <text:p>43,27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4.6152407195982" calcext:value-type="float">
            <text:p>44,6152407195982</text:p>
          </table:table-cell>
          <table:table-cell office:value-type="float" office:value="44.62" calcext:value-type="float">
            <text:p>44,6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2.175467364435" calcext:value-type="float">
            <text:p>42,175467364435</text:p>
          </table:table-cell>
          <table:table-cell office:value-type="float" office:value="42.185" calcext:value-type="float">
            <text:p>42,1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4.7864573570326" calcext:value-type="float">
            <text:p>44,7864573570326</text:p>
          </table:table-cell>
          <table:table-cell office:value-type="float" office:value="44.727" calcext:value-type="float">
            <text:p>44,72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2.7785068065551" calcext:value-type="float">
            <text:p>42,7785068065551</text:p>
          </table:table-cell>
          <table:table-cell office:value-type="float" office:value="42.796" calcext:value-type="float">
            <text:p>42,7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3.8082707912039" calcext:value-type="float">
            <text:p>43,8082707912039</text:p>
          </table:table-cell>
          <table:table-cell office:value-type="float" office:value="43.859" calcext:value-type="float">
            <text:p>43,8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5.3863528708225" calcext:value-type="float">
            <text:p>45,3863528708225</text:p>
          </table:table-cell>
          <table:table-cell office:value-type="float" office:value="45.407" calcext:value-type="float">
            <text:p>45,4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5.0745941399308" calcext:value-type="float">
            <text:p>45,0745941399308</text:p>
          </table:table-cell>
          <table:table-cell office:value-type="float" office:value="45.07" calcext:value-type="float">
            <text:p>45,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0.6383528413759" calcext:value-type="float">
            <text:p>40,6383528413759</text:p>
          </table:table-cell>
          <table:table-cell office:value-type="float" office:value="40.705" calcext:value-type="float">
            <text:p>40,7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0.6672429935981" calcext:value-type="float">
            <text:p>40,6672429935981</text:p>
          </table:table-cell>
          <table:table-cell office:value-type="float" office:value="40.697" calcext:value-type="float">
            <text:p>40,6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37.0886028436294" calcext:value-type="float">
            <text:p>37,0886028436294</text:p>
          </table:table-cell>
          <table:table-cell office:value-type="float" office:value="37.11" calcext:value-type="float">
            <text:p>37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37.3558367516846" calcext:value-type="float">
            <text:p>37,3558367516846</text:p>
          </table:table-cell>
          <table:table-cell office:value-type="float" office:value="37.377" calcext:value-type="float">
            <text:p>37,3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1.7112821122861" calcext:value-type="float">
            <text:p>41,7112821122861</text:p>
          </table:table-cell>
          <table:table-cell office:value-type="float" office:value="41.722" calcext:value-type="float">
            <text:p>41,7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0.6440459007844" calcext:value-type="float">
            <text:p>40,6440459007844</text:p>
          </table:table-cell>
          <table:table-cell office:value-type="float" office:value="40.64" calcext:value-type="float">
            <text:p>40,6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38.882341412483" calcext:value-type="float">
            <text:p>38,882341412483</text:p>
          </table:table-cell>
          <table:table-cell office:value-type="float" office:value="38.926" calcext:value-type="float">
            <text:p>38,92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38.5233387856044" calcext:value-type="float">
            <text:p>38,5233387856044</text:p>
          </table:table-cell>
          <table:table-cell office:value-type="float" office:value="38.531" calcext:value-type="float">
            <text:p>38,53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1.6660620049586" calcext:value-type="float">
            <text:p>31,6660620049586</text:p>
          </table:table-cell>
          <table:table-cell office:value-type="float" office:value="31.67" calcext:value-type="float">
            <text:p>31,6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0408094831562" calcext:value-type="float">
            <text:p>26,0408094831562</text:p>
          </table:table-cell>
          <table:table-cell office:value-type="float" office:value="26.093" calcext:value-type="float">
            <text:p>26,09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1770778151474" calcext:value-type="float">
            <text:p>32,1770778151474</text:p>
          </table:table-cell>
          <table:table-cell office:value-type="float" office:value="32.211" calcext:value-type="float">
            <text:p>32,2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8.8807964176325" calcext:value-type="float">
            <text:p>28,8807964176325</text:p>
          </table:table-cell>
          <table:table-cell office:value-type="float" office:value="28.88" calcext:value-type="float">
            <text:p>28,8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0305027781378" calcext:value-type="float">
            <text:p>32,0305027781378</text:p>
          </table:table-cell>
          <table:table-cell office:value-type="float" office:value="32.066" calcext:value-type="float">
            <text:p>32,06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29.7569327692881" calcext:value-type="float">
            <text:p>29,7569327692881</text:p>
          </table:table-cell>
          <table:table-cell office:value-type="float" office:value="29.76" calcext:value-type="float">
            <text:p>29,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1.6675914836056" calcext:value-type="float">
            <text:p>31,6675914836056</text:p>
          </table:table-cell>
          <table:table-cell office:value-type="float" office:value="31.69" calcext:value-type="float">
            <text:p>31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247154797737" calcext:value-type="float">
            <text:p>31,247154797737</text:p>
          </table:table-cell>
          <table:table-cell office:value-type="float" office:value="31.258" calcext:value-type="float">
            <text:p>31,25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24.2678501955375" calcext:value-type="float">
            <text:p>24,2678501955375</text:p>
          </table:table-cell>
          <table:table-cell office:value-type="float" office:value="24.27" calcext:value-type="float">
            <text:p>24,2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28.3901256166339" calcext:value-type="float">
            <text:p>28,3901256166339</text:p>
          </table:table-cell>
          <table:table-cell office:value-type="float" office:value="28.39" calcext:value-type="float">
            <text:p>28,3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25.5025015745742" calcext:value-type="float">
            <text:p>25,5025015745742</text:p>
          </table:table-cell>
          <table:table-cell office:value-type="float" office:value="25.5" calcext:value-type="float">
            <text:p>25,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28.4113778125026" calcext:value-type="float">
            <text:p>28,4113778125026</text:p>
          </table:table-cell>
          <table:table-cell office:value-type="float" office:value="28.42" calcext:value-type="float">
            <text:p>28,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27.542856950727" calcext:value-type="float">
            <text:p>27,542856950727</text:p>
          </table:table-cell>
          <table:table-cell office:value-type="float" office:value="27.54" calcext:value-type="float">
            <text:p>27,5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25.5541863366358" calcext:value-type="float">
            <text:p>25,5541863366358</text:p>
          </table:table-cell>
          <table:table-cell office:value-type="float" office:value="25.55" calcext:value-type="float">
            <text:p>25,5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28.1409544630309" calcext:value-type="float">
            <text:p>28,1409544630309</text:p>
          </table:table-cell>
          <table:table-cell office:value-type="float" office:value="28.157" calcext:value-type="float">
            <text:p>28,1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26.4587058159031" calcext:value-type="float">
            <text:p>26,4587058159031</text:p>
          </table:table-cell>
          <table:table-cell office:value-type="float" office:value="26.471" calcext:value-type="float">
            <text:p>26,47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2.6882675663787" calcext:value-type="float">
            <text:p>42,6882675663787</text:p>
          </table:table-cell>
          <table:table-cell office:value-type="float" office:value="42.502" calcext:value-type="float">
            <text:p>42,5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39.8776921275731" calcext:value-type="float">
            <text:p>39,8776921275731</text:p>
          </table:table-cell>
          <table:table-cell office:value-type="float" office:value="39.122" calcext:value-type="float">
            <text:p>39,1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0.7553424416723" calcext:value-type="float">
            <text:p>30,7553424416723</text:p>
          </table:table-cell>
          <table:table-cell office:value-type="float" office:value="30.919" calcext:value-type="float">
            <text:p>30,91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26.7202379405726" calcext:value-type="float">
            <text:p>26,7202379405726</text:p>
          </table:table-cell>
          <table:table-cell office:value-type="float" office:value="26.657" calcext:value-type="float">
            <text:p>26,6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2.7253149380519" calcext:value-type="float">
            <text:p>42,7253149380519</text:p>
          </table:table-cell>
          <table:table-cell office:value-type="float" office:value="42.701" calcext:value-type="float">
            <text:p>42,70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39.7563534882399" calcext:value-type="float">
            <text:p>39,7563534882399</text:p>
          </table:table-cell>
          <table:table-cell office:value-type="float" office:value="39.84" calcext:value-type="float">
            <text:p>39,8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0953115564986" calcext:value-type="float">
            <text:p>31,0953115564986</text:p>
          </table:table-cell>
          <table:table-cell office:value-type="float" office:value="30.965" calcext:value-type="float">
            <text:p>30,96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26.6074711869838" calcext:value-type="float">
            <text:p>26,6074711869838</text:p>
          </table:table-cell>
          <table:table-cell office:value-type="float" office:value="26.517" calcext:value-type="float">
            <text:p>26,5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74" calcext:value-type="float">
            <text:p>56,87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6" calcext:value-type="float">
            <text:p>59,2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58" calcext:value-type="float">
            <text:p>53,75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8:31:16.333336265</dc:date>
    <meta:editing-duration>P6DT6H54M39S</meta:editing-duration>
    <meta:editing-cycles>48</meta:editing-cycles>
    <meta:generator>LibreOffice/6.0.3.2$Linux_X86_64 LibreOffice_project/00m0$Build-2</meta:generator>
    <meta:document-statistic meta:table-count="3" meta:cell-count="1179" meta:object-count="0"/>
  </office:meta>
</office:document-meta>
</file>